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Gecodists from the) World !</text:p>
      <text:p text:style-name="Standard"/>
      <text:p text:style-name="Standard">A l'occasion de l'arrivée dans notre groupe de deux nouveaux membres, je me dis que ça peut être une bonne idée de partager un certain nombre de ressources sur un Repo Github.</text:p>
      <text:p text:style-name="Standard"/>
      <text:p text:style-name="Standard">Je laisse le groupe décider de la suite, si suite il y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2:06:05</meta:creation-date>
    <meta:generator>OpenOffice.org/3.4.1$Unix OpenOffice.org_project/341m1$Build-9593</meta:generator>
    <dc:date>2018-01-27T12:11:44</dc:date>
    <meta:editing-duration>PT5M41S</meta:editing-duration>
    <meta:editing-cycles>5</meta:editing-cycles>
    <meta:document-statistic meta:table-count="0" meta:image-count="0" meta:object-count="0" meta:page-count="1" meta:paragraph-count="3" meta:word-count="51" meta:character-count="268"/>
  </office:meta>
</office:document-meta>
</file>